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Artiest/muzikant: NLE Choppa</text:p>
      <text:p text:style-name="Standaard"><text:a xlink:href="https://www.nlechoppa.com/" office:target-frame-name="_top" xlink:show="replace"><text:span text:style-name="Hyperlink">https://www.nlechoppa.com/</text:span></text:a></text:p>
      <text:p text:style-name="Standaard"><text:a xlink:href="https://www.trixonline.be/nl/programma/freddie-konings/2816/" office:target-frame-name="_top" xlink:show="replace"><text:span text:style-name="Hyperlink">https://www.trixonline.be/nl/programma/freddie-konings/2816/</text:span></text:a></text:p>
      <text:p text:style-name="Standaard"><text:a xlink:href="https://www.xxxtentacion.com/" office:target-frame-name="_top" xlink:show="replace"><text:span text:style-name="Hyperlink">https://www.xxxtentacion.com/</text:span></text:a></text:p>
      <text:p text:style-name="Standaard"><text:a xlink:href="http://www.tecca.co/music" office:target-frame-name="_top" xlink:show="replace"><text:span text:style-name="Hyperlink">http://www.tecca.co/music</text:span></text:a></text:p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une Janssens</meta:initial-creator>
    <dc:creator>Rune Janssens</dc:creator>
    <meta:creation-date>2022-10-12T14:02:00Z</meta:creation-date>
    <dc:date>2022-10-12T14:45:00Z</dc:date>
    <meta:template xlink:href="Normal.dotm" xlink:type="simple"/>
    <meta:editing-cycles>1</meta:editing-cycles>
    <meta:editing-duration>PT2580S</meta:editing-duration>
    <meta:document-statistic meta:page-count="1" meta:paragraph-count="1" meta:word-count="58" meta:character-count="382" meta:row-count="2" meta:non-whitespace-character-count="325"/>
  </office:meta>
</office:document-meta>
</file>